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b0" officeooo:paragraph-rsid="000fcab0"/>
    </style:style>
    <style:style style:name="P2" style:family="paragraph" style:parent-style-name="Standard">
      <style:text-properties fo:font-variant="normal" fo:text-transform="none" fo:color="#f0f0f0" style:font-name="DejaVu Sans Mono" fo:font-size="10.5pt" fo:letter-spacing="normal" fo:font-style="normal" fo:font-weight="normal" officeooo:rsid="000fcab0" officeooo:paragraph-rsid="000fcab0"/>
    </style:style>
    <style:style style:name="P3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/>
    </style:style>
    <style:style style:name="P4" style:family="paragraph" style:parent-style-name="Standard">
      <style:paragraph-properties>
        <style:tab-stops>
          <style:tab-stop style:position="6.932cm"/>
        </style:tab-stops>
      </style:paragraph-properties>
      <style:text-properties fo:font-variant="normal" fo:text-transform="none" fo:color="#000000" style:font-name="DejaVu Sans Mono" fo:font-size="10.5pt" fo:letter-spacing="normal" fo:font-style="normal" fo:font-weight="normal" officeooo:rsid="000fcab0" officeooo:paragraph-rsid="000fcab0" fo:background-color="transparent"/>
    </style:style>
    <style:style style:name="P5" style:family="paragraph" style:parent-style-name="Standard">
      <style:text-properties officeooo:rsid="000fcab0" officeooo:paragraph-rsid="000fcab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products(productId int(10) PRIMARY KEY, productCode char(3) not NULL, name varchar(30) not NULL, quantity int(10) default 0, price decimal(7,2) default 99999.99);</text:p>
      <text:p text:style-name="P1"/>
      <text:p text:style-name="P1">insert into products(productID, productCode, name, quantity, price) values(1001,'PEN', 'Pen Red', 5000, 1.23);</text:p>
      <text:p text:style-name="P1"/>
      <text:p text:style-name="P1">insert into products values(1002,'PEN', 'Pen Blue', 8000, 1.25), (1003,'PEN', 'Pen Black', 2000, 1.25), (1004,'PEC', 'Pencil 2B', 10000, 0.48), (1005,'PEC', 'Pencil 2H', 8000, 0.49);</text:p>
      <text:p text:style-name="P1"/>
      <text:p text:style-name="P1">-- show table products;</text:p>
      <text:p text:style-name="P1"/>
      <text:p text:style-name="P1">select * from products;</text:p>
      <text:p text:style-name="P1"/>
      <text:p text:style-name="P1">select name from products;</text:p>
      <text:p text:style-name="P1"/>
      <text:p text:style-name="P1">select * from products where 'productID' = 1001;</text:p>
      <text:p text:style-name="P1"/>
      <text:p text:style-name="P1">select * from products where price &lt;= 1.00;</text:p>
      <text:p text:style-name="P1"/>
      <text:p text:style-name="P1">select * from products where name like 'PENCIL%';</text:p>
      <text:p text:style-name="P1"/>
      <text:p text:style-name="P1">select * from products where name like 'p__ %';</text:p>
      <text:p text:style-name="P1"/>
      <text:p text:style-name="P1">select * from products where quantity &gt;= 5000 AND name like 'Pen%';</text:p>
      <text:p text:style-name="P1"/>
      <text:p text:style-name="P1">select * from products where quantity &gt;= 5000 AND (price &lt; 1.00 AND name like 'Pen');</text:p>
      <text:p text:style-name="P1"/>
      <text:p text:style-name="P1">select * from products where quantity &gt;= 5000 and price &lt; 1.00 and name like 'Pen%';</text:p>
      <text:p text:style-name="P2"/>
      <text:p text:style-name="P4">select * from products where quantity in (2000,8000);</text:p>
      <text:p text:style-name="P1"/>
      <text:p text:style-name="P1">select * from products limit 2;</text:p>
      <text:p text:style-name="P1"/>
      <text:p text:style-name="P1">select * from products limit 2,1;</text:p>
      <text:p text:style-name="P1"/>
      <text:p text:style-name="P5">select productID as ID, productCode as Code, name as Description, price as UnitPrice from products; <text:s text:c="2"/>????</text:p>
      <text:p text:style-name="P1"/>
      <text:p text:style-name="P1">select concat(name,quantity) from products;</text:p>
      <text:p text:style-name="P1"/>
      <text:p text:style-name="P1">select group_concat(distinct price) from products;</text:p>
      <text:p text:style-name="P1"/>
      <text:p text:style-name="P3">select name, group_concat(distinct price) from products group by name;</text:p>
      <text:p text:style-name="P3"/>
      <text:p text:style-name="P3">select distinct price, name from products;</text:p>
      <text:p text:style-name="P1"/>
      <text:p text:style-name="P3">select * from products group by quantity;</text:p>
      <text:p text:style-name="P3"/>
      <text:p text:style-name="P3">select productCode,quantity from products group by productCode;</text:p>
      <text:p text:style-name="P3"/>
      <text:p text:style-name="P3">select productCode,quantity from products group by productCode, quantit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'Liberation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5:36:59.612093590</meta:creation-date>
    <dc:date>2018-07-05T16:58:10.954290036</dc:date>
    <meta:editing-duration>PT10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28" meta:character-count="1567" meta:non-whitespace-character-count="1361"/>
  </office:meta>
</office:document-meta>
</file>